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ndSessionScopedBeansWacTests.sess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AndSessionScopedBeansWacTests.reques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